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0917in" svg:y="0.5303in">
            <draw:object draw:notify-on-update-of-ranges="Sheet1.A2:Sheet1.A2 Sheet1.A3:Sheet1.A8 Sheet1.B2:Sheet1.B2 Sheet1.B3:Sheet1.B8 Sheet1.C2:Sheet1.C2 Sheet1.C3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Total Profit</text:p>
          </table:table-cell>
          <table:covered-table-cell/>
        </table:table-row>
        <table:table-row table:style-name="ro1">
          <table:table-cell office:value-type="string" calcext:value-type="string">
            <text:p>Simulation Run</text:p>
          </table:table-cell>
          <table:table-cell office:value-type="string" calcext:value-type="string">
            <text:p>Variable Pricing</text:p>
          </table:table-cell>
          <table:table-cell office:value-type="string" calcext:value-type="string">
            <text:p>Benchmark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1166970" calcext:value-type="float">
            <text:p>1166970</text:p>
          </table:table-cell>
          <table:table-cell office:value-type="float" office:value="-1524784" calcext:value-type="float">
            <text:p>-1524784</text:p>
          </table:table-cell>
        </table:table-row>
        <table:table-row table:style-name="ro1">
          <table:table-cell office:value-type="string" calcext:value-type="string">
            <text:p>Higher Benchmark</text:p>
          </table:table-cell>
          <table:table-cell office:value-type="float" office:value="-42663" calcext:value-type="float">
            <text:p>-42663</text:p>
          </table:table-cell>
          <table:table-cell office:value-type="float" office:value="-1851467" calcext:value-type="float">
            <text:p>-1851467</text:p>
          </table:table-cell>
        </table:table-row>
        <table:table-row table:style-name="ro1">
          <table:table-cell office:value-type="string" calcext:value-type="string">
            <text:p>Higher Range</text:p>
          </table:table-cell>
          <table:table-cell office:value-type="float" office:value="-419788" calcext:value-type="float">
            <text:p>-419788</text:p>
          </table:table-cell>
          <table:table-cell office:value-type="float" office:value="-1467149" calcext:value-type="float">
            <text:p>-1467149</text:p>
          </table:table-cell>
        </table:table-row>
        <table:table-row table:style-name="ro1">
          <table:table-cell office:value-type="string" calcext:value-type="string">
            <text:p>Limited Time</text:p>
          </table:table-cell>
          <table:table-cell office:value-type="float" office:value="71382" calcext:value-type="float">
            <text:p>71382</text:p>
          </table:table-cell>
          <table:table-cell office:value-type="float" office:value="-74416" calcext:value-type="float">
            <text:p>-74416</text:p>
          </table:table-cell>
        </table:table-row>
        <table:table-row table:style-name="ro1">
          <table:table-cell office:value-type="string" calcext:value-type="string">
            <text:p>Lower Benchmark</text:p>
          </table:table-cell>
          <table:table-cell office:value-type="float" office:value="904265" calcext:value-type="float">
            <text:p>904265</text:p>
          </table:table-cell>
          <table:table-cell office:value-type="float" office:value="-1620837" calcext:value-type="float">
            <text:p>-1620837</text:p>
          </table:table-cell>
        </table:table-row>
        <table:table-row table:style-name="ro1">
          <table:table-cell office:value-type="string" calcext:value-type="string">
            <text:p>Lower Range</text:p>
          </table:table-cell>
          <table:table-cell office:value-type="float" office:value="1607500" calcext:value-type="float">
            <text:p>1607500</text:p>
          </table:table-cell>
          <table:table-cell office:value-type="float" office:value="-812219" calcext:value-type="float">
            <text:p>-812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17:55:19.9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7:28:54.835000000</meta:creation-date>
    <dc:date>2014-05-10T18:13:07.414000000</dc:date>
    <meta:editing-duration>PT39M8S</meta:editing-duration>
    <meta:editing-cycles>6</meta:editing-cycles>
    <meta:generator>LibreOffice/4.2.3.3$Windows_x86 LibreOffice_project/882f8a0a489bc99a9e60c7905a60226254cb6ff0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tagger-odd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start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Total Profit</text:p>
        </chart:title>
        <chart:legend chart:legend-position="top" svg:x="5.378cm" svg:y="1.46cm" style:legend-expansion="wide" chart:style-name="ch3"/>
        <chart:plot-area chart:style-name="ch4" table:cell-range-address="Sheet1.A2:Sheet1.C8" chart:data-source-has-labels="both" svg:x="1.331cm" svg:y="2.418cm" svg:width="14.029cm" svg:height="5.421cm">
          <chartooo:coordinate-region svg:x="2.984cm" svg:y="2.617cm" svg:width="11.382cm" svg:height="5.023cm"/>
          <chart:axis chart:dimension="x" chart:name="primary-x" chart:style-name="ch5" chartooo:axis-type="auto">
            <chartooo:date-scale/>
            <chart:title svg:x="7.163cm" svg:y="8.019cm" chart:style-name="ch6">
              <text:p>Simulation Run</text:p>
            </chart:title>
            <chart:categories table:cell-range-address="Sheet1.A3:Sheet1.A8"/>
          </chart:axis>
          <chart:axis chart:dimension="y" chart:name="primary-y" chart:style-name="ch7">
            <chart:title svg:x="0.451cm" svg:y="6.257cm" chart:style-name="ch8">
              <text:p>Currency Units</text:p>
            </chart:title>
            <chart:grid chart:style-name="ch9" chart:class="major"/>
          </chart:axis>
          <chart:series chart:style-name="ch10" chart:values-cell-range-address="Sheet1.B3:Sheet1.B8" chart:label-cell-address="Sheet1.B2:Sheet1.B2" chart:class="chart:line">
            <chart:data-point chart:repeated="6"/>
          </chart:series>
          <chart:series chart:style-name="ch11" chart:values-cell-range-address="Sheet1.C3:Sheet1.C8" chart:label-cell-address="Sheet1.C2:Sheet1.C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ble Pricing</text:p>
                <draw:g>
                  <svg:desc>Sheet1.B2:Sheet1.B2</svg:desc>
                </draw:g>
              </table:table-cell>
              <table:table-cell office:value-type="string">
                <text:p>Benchmark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ndard</text:p>
                <draw:g>
                  <svg:desc>Sheet1.A3:Sheet1.A8</svg:desc>
                </draw:g>
              </table:table-cell>
              <table:table-cell office:value-type="float" office:value="1166970">
                <text:p>1166970</text:p>
                <draw:g>
                  <svg:desc>Sheet1.B3:Sheet1.B8</svg:desc>
                </draw:g>
              </table:table-cell>
              <table:table-cell office:value-type="float" office:value="-1524784">
                <text:p>-1524784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Higher Benchmark</text:p>
              </table:table-cell>
              <table:table-cell office:value-type="float" office:value="-42663">
                <text:p>-42663</text:p>
              </table:table-cell>
              <table:table-cell office:value-type="float" office:value="-1851467">
                <text:p>-1851467</text:p>
              </table:table-cell>
            </table:table-row>
            <table:table-row>
              <table:table-cell office:value-type="string">
                <text:p>Higher Range</text:p>
              </table:table-cell>
              <table:table-cell office:value-type="float" office:value="-419788">
                <text:p>-419788</text:p>
              </table:table-cell>
              <table:table-cell office:value-type="float" office:value="-1467149">
                <text:p>-1467149</text:p>
              </table:table-cell>
            </table:table-row>
            <table:table-row>
              <table:table-cell office:value-type="string">
                <text:p>Limited Time</text:p>
              </table:table-cell>
              <table:table-cell office:value-type="float" office:value="71382">
                <text:p>71382</text:p>
              </table:table-cell>
              <table:table-cell office:value-type="float" office:value="-74416">
                <text:p>-74416</text:p>
              </table:table-cell>
            </table:table-row>
            <table:table-row>
              <table:table-cell office:value-type="string">
                <text:p>Lower Benchmark</text:p>
              </table:table-cell>
              <table:table-cell office:value-type="float" office:value="904265">
                <text:p>904265</text:p>
              </table:table-cell>
              <table:table-cell office:value-type="float" office:value="-1620837">
                <text:p>-1620837</text:p>
              </table:table-cell>
            </table:table-row>
            <table:table-row>
              <table:table-cell office:value-type="string">
                <text:p>Lower Range</text:p>
              </table:table-cell>
              <table:table-cell office:value-type="float" office:value="1607500">
                <text:p>1607500</text:p>
              </table:table-cell>
              <table:table-cell office:value-type="float" office:value="-812219">
                <text:p>-812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